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e3f82"/>
    </style:style>
    <style:style style:name="P2" style:family="paragraph" style:parent-style-name="Preformatted_20_Text">
      <style:text-properties officeooo:paragraph-rsid="00203c07"/>
    </style:style>
    <style:style style:name="P3" style:family="paragraph" style:parent-style-name="Preformatted_20_Text">
      <style:text-properties officeooo:paragraph-rsid="00218eae"/>
    </style:style>
    <style:style style:name="P4" style:family="paragraph" style:parent-style-name="Preformatted_20_Text">
      <style:text-properties officeooo:rsid="00218eae" officeooo:paragraph-rsid="0023ffef"/>
    </style:style>
    <style:style style:name="P5" style:family="paragraph" style:parent-style-name="Preformatted_20_Text">
      <style:text-properties officeooo:paragraph-rsid="0022c300"/>
    </style:style>
    <style:style style:name="P6" style:family="paragraph" style:parent-style-name="Preformatted_20_Text">
      <style:text-properties officeooo:paragraph-rsid="0023caf3"/>
    </style:style>
    <style:style style:name="P7" style:family="paragraph" style:parent-style-name="Preformatted_20_Text">
      <style:text-properties officeooo:paragraph-rsid="0023ffef"/>
    </style:style>
    <style:style style:name="P8" style:family="paragraph" style:parent-style-name="Preformatted_20_Text">
      <style:text-properties style:font-name="Liberation Mono" fo:font-size="10pt" officeooo:rsid="00203c07" officeooo:paragraph-rsid="0023ffef" style:font-name-asian="Liberation Mono" style:font-size-asian="10pt" style:font-name-complex="Liberation Mono" style:font-size-complex="10pt"/>
    </style:style>
    <style:style style:name="P9" style:family="paragraph" style:parent-style-name="Preformatted_20_Text">
      <style:text-properties fo:font-weight="bold" officeooo:paragraph-rsid="001e3f82" style:font-weight-asian="bold" style:font-weight-complex="bold"/>
    </style:style>
    <style:style style:name="P10" style:family="paragraph" style:parent-style-name="Preformatted_20_Text">
      <style:text-properties officeooo:rsid="00218eae" officeooo:paragraph-rsid="0023ffef"/>
    </style:style>
    <style:style style:name="P11" style:family="paragraph" style:parent-style-name="Preformatted_20_Text">
      <style:text-properties officeooo:rsid="00218eae" officeooo:paragraph-rsid="002970f0"/>
    </style:style>
    <style:style style:name="P12" style:family="paragraph" style:parent-style-name="Preformatted_20_Text">
      <style:text-properties officeooo:rsid="00218eae" officeooo:paragraph-rsid="00346063"/>
    </style:style>
    <style:style style:name="P13" style:family="paragraph" style:parent-style-name="Preformatted_20_Text">
      <style:text-properties officeooo:rsid="0028f570" officeooo:paragraph-rsid="0028f570"/>
    </style:style>
    <style:style style:name="P14" style:family="paragraph" style:parent-style-name="Preformatted_20_Text">
      <style:text-properties officeooo:rsid="0028f570" officeooo:paragraph-rsid="002970f0"/>
    </style:style>
    <style:style style:name="P15" style:family="paragraph" style:parent-style-name="Preformatted_20_Text">
      <style:text-properties fo:font-weight="bold" officeooo:rsid="00218eae" officeooo:paragraph-rsid="002970f0" style:font-weight-asian="bold" style:font-weight-complex="bold"/>
    </style:style>
    <style:style style:name="P16" style:family="paragraph" style:parent-style-name="Preformatted_20_Text">
      <style:text-properties fo:font-weight="bold" officeooo:rsid="00218eae" officeooo:paragraph-rsid="0031a70d" style:font-weight-asian="bold" style:font-weight-complex="bold"/>
    </style:style>
    <style:style style:name="P17" style:family="paragraph" style:parent-style-name="Preformatted_20_Text">
      <style:text-properties fo:font-weight="bold" officeooo:paragraph-rsid="0023ffef" style:font-weight-asian="bold" style:font-weight-complex="bold"/>
    </style:style>
    <style:style style:name="P18" style:family="paragraph" style:parent-style-name="Preformatted_20_Text">
      <style:text-properties fo:font-weight="bold" officeooo:paragraph-rsid="002b5240" style:font-weight-asian="bold" style:font-weight-complex="bold"/>
    </style:style>
    <style:style style:name="P19" style:family="paragraph" style:parent-style-name="Preformatted_20_Text">
      <style:text-properties fo:font-weight="bold" officeooo:rsid="002f83e1" officeooo:paragraph-rsid="002f83e1" style:font-weight-asian="bold" style:font-weight-complex="bold"/>
    </style:style>
    <style:style style:name="P20" style:family="paragraph" style:parent-style-name="Preformatted_20_Text">
      <style:text-properties fo:font-weight="bold" officeooo:paragraph-rsid="00203c07" style:font-weight-asian="bold" style:font-weight-complex="bold"/>
    </style:style>
    <style:style style:name="P21" style:family="paragraph" style:parent-style-name="Preformatted_20_Text">
      <style:text-properties fo:font-weight="bold" officeooo:paragraph-rsid="0038f1f3" style:font-weight-asian="bold" style:font-weight-complex="bold"/>
    </style:style>
    <style:style style:name="P22" style:family="paragraph" style:parent-style-name="Preformatted_20_Text">
      <style:text-properties fo:font-weight="bold" officeooo:paragraph-rsid="0022c300" style:font-weight-asian="bold" style:font-weight-complex="bold"/>
    </style:style>
    <style:style style:name="P23" style:family="paragraph" style:parent-style-name="Preformatted_20_Text">
      <style:text-properties fo:font-weight="bold" officeooo:paragraph-rsid="0023caf3" style:font-weight-asian="bold" style:font-weight-complex="bold"/>
    </style:style>
    <style:style style:name="P24" style:family="paragraph" style:parent-style-name="Preformatted_20_Text">
      <style:text-properties officeooo:rsid="002b5240" officeooo:paragraph-rsid="002b5240"/>
    </style:style>
    <style:style style:name="P25" style:family="paragraph" style:parent-style-name="Preformatted_20_Text">
      <style:text-properties fo:font-weight="normal" officeooo:rsid="002b5240" officeooo:paragraph-rsid="002b5240" style:font-weight-asian="normal" style:font-weight-complex="normal"/>
    </style:style>
    <style:style style:name="P26" style:family="paragraph" style:parent-style-name="Preformatted_20_Text">
      <style:text-properties fo:font-weight="normal" officeooo:rsid="00218eae" officeooo:paragraph-rsid="002970f0" style:font-weight-asian="normal" style:font-weight-complex="normal"/>
    </style:style>
    <style:style style:name="P27" style:family="paragraph" style:parent-style-name="Preformatted_20_Text">
      <style:text-properties fo:font-weight="normal" officeooo:rsid="00218eae" officeooo:paragraph-rsid="0031a70d" style:font-weight-asian="normal" style:font-weight-complex="normal"/>
    </style:style>
    <style:style style:name="P28" style:family="paragraph" style:parent-style-name="Preformatted_20_Text">
      <style:text-properties fo:font-weight="normal" officeooo:rsid="00218eae" officeooo:paragraph-rsid="00332f10" style:font-weight-asian="normal" style:font-weight-complex="normal"/>
    </style:style>
    <style:style style:name="P29" style:family="paragraph" style:parent-style-name="Preformatted_20_Text">
      <style:text-properties fo:font-weight="normal" officeooo:paragraph-rsid="002e57df" style:font-weight-asian="normal" style:font-weight-complex="normal"/>
    </style:style>
    <style:style style:name="P30" style:family="paragraph" style:parent-style-name="Preformatted_20_Text">
      <style:text-properties fo:font-weight="normal" officeooo:paragraph-rsid="001e3f82" style:font-weight-asian="normal" style:font-weight-complex="normal"/>
    </style:style>
    <style:style style:name="P31" style:family="paragraph" style:parent-style-name="Preformatted_20_Text">
      <style:text-properties officeooo:paragraph-rsid="002f83e1"/>
    </style:style>
    <style:style style:name="P32" style:family="paragraph" style:parent-style-name="Preformatted_20_Text">
      <style:text-properties officeooo:paragraph-rsid="00332f10"/>
    </style:style>
    <style:style style:name="P33" style:family="paragraph" style:parent-style-name="Preformatted_20_Text">
      <style:text-properties officeooo:paragraph-rsid="0031a70d"/>
    </style:style>
    <style:style style:name="P34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e3f82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e3f82" style:font-name-asian="Liberation Mono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03c07" style:font-name-asian="Liberation Mono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2c300" style:font-name-asian="Liberation Mono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3caf3" style:font-name-asian="Liberation Mono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3ffef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218eae" style:font-name-asian="Liberation Mono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2e57df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31a70d" style:font-name-asian="Liberation Mono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39e590" style:font-name-asian="Liberation Mono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3d225e" style:font-name-asian="Liberation Mono" style:font-size-asian="10pt" style:font-name-complex="Liberation Mono" style:font-size-complex="10pt"/>
    </style:style>
    <style:style style:name="T13" style:family="text">
      <style:text-properties style:font-name="Liberation Mono" fo:font-size="10pt" fo:font-weight="normal" officeooo:rsid="00203c07" style:font-name-asian="Liberation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style:font-name="Liberation Mono" fo:font-size="10pt" fo:font-weight="normal" officeooo:rsid="002b5240" style:font-name-asian="Liberation Mono" style:font-size-asian="10pt" style:font-weight-asian="normal" style:font-name-complex="Liberation Mono" style:font-size-complex="10pt" style:font-weight-complex="normal"/>
    </style:style>
    <style:style style:name="T15" style:family="text">
      <style:text-properties style:font-name="Liberation Mono" fo:font-size="10pt" fo:font-weight="normal" officeooo:rsid="002f83e1" style:font-name-asian="Liberation Mono" style:font-size-asian="10pt" style:font-weight-asian="normal" style:font-name-complex="Liberation Mono" style:font-size-complex="10pt" style:font-weight-complex="normal"/>
    </style:style>
    <style:style style:name="T16" style:family="text">
      <style:text-properties style:font-name="Liberation Mono" fo:font-size="10pt" fo:font-weight="normal" officeooo:rsid="002e57df" style:font-name-asian="Liberation Mono" style:font-size-asian="10pt" style:font-weight-asian="normal" style:font-name-complex="Liberation Mono" style:font-size-complex="10pt" style:font-weight-complex="normal"/>
    </style:style>
    <style:style style:name="T17" style:family="text">
      <style:text-properties style:font-name="Liberation Mono" fo:font-size="10pt" fo:font-weight="normal" officeooo:rsid="0031a70d" style:font-name-asian="Liberation Mono" style:font-size-asian="10pt" style:font-weight-asian="normal" style:font-name-complex="Liberation Mono" style:font-size-complex="10pt" style:font-weight-complex="normal"/>
    </style:style>
    <style:style style:name="T18" style:family="text">
      <style:text-properties style:font-name="Liberation Mono" fo:font-size="10pt" fo:font-weight="normal" officeooo:rsid="00332f10" style:font-name-asian="Liberation Mono" style:font-size-asian="10pt" style:font-weight-asian="normal" style:font-name-complex="Liberation Mono" style:font-size-complex="10pt" style:font-weight-complex="normal"/>
    </style:style>
    <style:style style:name="T19" style:family="text">
      <style:text-properties style:font-name="Liberation Mono" fo:font-size="10pt" fo:font-weight="normal" officeooo:rsid="00346063" style:font-name-asian="Liberation Mono" style:font-size-asian="10pt" style:font-weight-asian="normal" style:font-name-complex="Liberation Mono" style:font-size-complex="10pt" style:font-weight-complex="normal"/>
    </style:style>
    <style:style style:name="T20" style:family="text">
      <style:text-properties officeooo:rsid="00203c07"/>
    </style:style>
    <style:style style:name="T21" style:family="text">
      <style:text-properties officeooo:rsid="0022c300"/>
    </style:style>
    <style:style style:name="T22" style:family="text">
      <style:text-properties officeooo:rsid="0023ffef"/>
    </style:style>
    <style:style style:name="T23" style:family="text">
      <style:text-properties officeooo:rsid="00218eae"/>
    </style:style>
    <style:style style:name="T24" style:family="text">
      <style:text-properties officeooo:rsid="002970f0"/>
    </style:style>
    <style:style style:name="T25" style:family="text">
      <style:text-properties officeooo:rsid="002b5240"/>
    </style:style>
    <style:style style:name="T26" style:family="text">
      <style:text-properties fo:font-weight="bold" officeooo:rsid="002970f0" style:font-weight-asian="bold" style:font-weight-complex="bold"/>
    </style:style>
    <style:style style:name="T27" style:family="text">
      <style:text-properties fo:font-weight="bold" officeooo:rsid="00218eae" style:font-weight-asian="bold" style:font-weight-complex="bold"/>
    </style:style>
    <style:style style:name="T28" style:family="text">
      <style:text-properties fo:font-weight="normal" officeooo:rsid="002b5240" style:font-weight-asian="normal" style:font-weight-complex="normal"/>
    </style:style>
    <style:style style:name="T29" style:family="text">
      <style:text-properties fo:font-weight="normal" officeooo:rsid="002970f0" style:font-weight-asian="normal" style:font-weight-complex="normal"/>
    </style:style>
    <style:style style:name="T30" style:family="text">
      <style:text-properties fo:font-weight="normal" officeooo:rsid="00331ddc" style:font-weight-asian="normal" style:font-weight-complex="normal"/>
    </style:style>
    <style:style style:name="T31" style:family="text">
      <style:text-properties fo:font-weight="normal" officeooo:rsid="00332f10" style:font-weight-asian="normal" style:font-weight-complex="normal"/>
    </style:style>
    <style:style style:name="T32" style:family="text">
      <style:text-properties fo:font-weight="normal" officeooo:rsid="0031a70d" style:font-weight-asian="normal" style:font-weight-complex="normal"/>
    </style:style>
    <style:style style:name="T33" style:family="text">
      <style:text-properties officeooo:rsid="0031a70d"/>
    </style:style>
    <style:style style:name="T34" style:family="text">
      <style:text-properties officeooo:rsid="00331ddc"/>
    </style:style>
    <style:style style:name="T35" style:family="text">
      <style:text-properties officeooo:rsid="00332f10"/>
    </style:style>
    <style:style style:name="T36" style:family="text">
      <style:text-properties officeooo:rsid="00346063"/>
    </style:style>
    <style:style style:name="T37" style:family="text">
      <style:text-properties officeooo:rsid="0036f5ed"/>
    </style:style>
    <style:style style:name="T38" style:family="text">
      <style:text-properties officeooo:rsid="0038f1f3"/>
    </style:style>
    <style:style style:name="T39" style:family="text">
      <style:text-properties officeooo:rsid="003d225e"/>
    </style:style>
    <style:style style:name="T40" style:family="text">
      <style:text-properties officeooo:rsid="003e4b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9">INSERT INTO articulo(idarticulo, fecha, enlace, titulo, idnutricionista, idusuario ) VALUES( <text:span text:style-name="T1">$idarticulo</text:span>,<text:span text:style-name="T1">$</text:span>fecha, <text:span text:style-name="T1">$</text:span>enlace, <text:span text:style-name="T1">$</text:span>titulo, <text:span text:style-name="T1">$</text:span>idnutricionista, <text:span text:style-name="T1">$</text:span>idusuario );</text:p>
      <text:p text:style-name="P9"/>
      <text:p text:style-name="P30">SELECT * FROM <text:s/>articulo;</text:p>
      <text:p text:style-name="P30"/>
      <text:p text:style-name="P30">SELECT * FROM <text:s/>articulo <text:span text:style-name="T1">WHERE idusuario=$idusuario</text:span>;</text:p>
      <text:p text:style-name="P30"/>
      <text:p text:style-name="P30">UPDATE articulo SET titulo = <text:span text:style-name="T1">$nuevotitulo</text:span> WHERE idarticulo = <text:span text:style-name="T3">$idarticulo </text:span>;</text:p>
      <text:p text:style-name="P30"/>
      <text:p text:style-name="P30">DELETE from <text:s/>articulo <text:span text:style-name="T1">WHERE idarticulo = $idarticulo</text:span></text:p>
      <text:p text:style-name="P1"/>
      <text:p text:style-name="P1"/>
      <text:p text:style-name="P21">INSERT INTO <text:span text:style-name="T4">avisos</text:span>(ida<text:span text:style-name="T37">visos</text:span>, fecha, <text:span text:style-name="T38">imagen,</text:span> enlace, idnutricionista, idusuario ) VALUES( <text:span text:style-name="T1">$idarticulo</text:span>,<text:span text:style-name="T1">$</text:span>fecha, <text:span text:style-name="T1">$</text:span><text:span text:style-name="T38">imagen</text:span>, <text:span text:style-name="T1">$</text:span>enlace, <text:span text:style-name="T1">$</text:span>idnutricionista, <text:span text:style-name="T1">$</text:span>idusuario );</text:p>
      <text:p text:style-name="P2"/>
      <text:p text:style-name="P2">SELECT * FROM <text:s/><text:span text:style-name="T4">avisos</text:span>;</text:p>
      <text:p text:style-name="P2"/>
      <text:p text:style-name="P2">SELECT * FROM <text:s/><text:span text:style-name="T4">avisos</text:span> <text:span text:style-name="T1">WHERE idusuario=$idusuario</text:span>;</text:p>
      <text:p text:style-name="P2"/>
      <text:p text:style-name="P2">UPDATE <text:span text:style-name="T4">avisos</text:span> SET <text:span text:style-name="T4">enlace</text:span> = <text:span text:style-name="T1">$</text:span><text:span text:style-name="T4">enlace</text:span> WHERE id<text:span text:style-name="T4">avisos</text:span> = <text:span text:style-name="T3">$id</text:span><text:span text:style-name="T4">avisos</text:span><text:span text:style-name="T3"> </text:span>;</text:p>
      <text:p text:style-name="P2"/>
      <text:p text:style-name="P2">DELETE from <text:s/><text:span text:style-name="T4">avisos</text:span> <text:span text:style-name="T1">WHERE id</text:span><text:span text:style-name="T38">avisos</text:span><text:span text:style-name="T1"> = $id</text:span><text:span text:style-name="T4">avisos</text:span></text:p>
      <text:p text:style-name="P1"/>
      <text:p text:style-name="P2"/>
      <text:p text:style-name="P20">INSERT INTO <text:span text:style-name="T4">ficha_</text:span><text:span text:style-name="T11">imc</text:span>(id<text:span text:style-name="T4">ficha</text:span>, <text:span text:style-name="T4">rut</text:span>, <text:span text:style-name="T4">dv</text:span>, <text:span text:style-name="T4">nombre</text:span>, fecha_nacimiento, <text:span text:style-name="T4">email, movil, edad, peso, estatura, imc, genero, fechaficha )</text:span> VALUES( <text:span text:style-name="T20">$</text:span>id<text:span text:style-name="T4">ficha</text:span>, <text:span text:style-name="T20">$</text:span><text:span text:style-name="T4">rut</text:span>, <text:span text:style-name="T20">$</text:span><text:span text:style-name="T4">dv</text:span>, <text:span text:style-name="T20">$</text:span><text:span text:style-name="T4">nombre</text:span>, <text:span text:style-name="T20">$</text:span>fecha_nacimiento, <text:span text:style-name="T20">$</text:span><text:span text:style-name="T4">email, $movil, $edad, $peso, $estatura, $imc, $genero, $fechaficha</text:span>);</text:p>
      <text:p text:style-name="P2"/>
      <text:p text:style-name="P2">SELECT * FROM <text:s/><text:span text:style-name="T4">ficha_</text:span><text:span text:style-name="T11">imc</text:span>;</text:p>
      <text:p text:style-name="P2"/>
      <text:p text:style-name="P2">SELECT * FROM <text:s/><text:span text:style-name="T4">ficha_</text:span><text:span text:style-name="T11">imc</text:span> <text:span text:style-name="T1">WHERE id</text:span><text:span text:style-name="T20">ficha</text:span><text:span text:style-name="T1">=$id</text:span><text:span text:style-name="T20">ficha</text:span>;</text:p>
      <text:p text:style-name="P2"/>
      <text:p text:style-name="P2">SELECT * FROM <text:s/><text:span text:style-name="T4">ficha_</text:span><text:span text:style-name="T11">imc</text:span> <text:span text:style-name="T1">WHERE </text:span><text:span text:style-name="T4">rut</text:span><text:span text:style-name="T1">=$</text:span><text:span text:style-name="T4">rut</text:span>;</text:p>
      <text:p text:style-name="P2"/>
      <text:p text:style-name="P2">UPDATE <text:span text:style-name="T4">ficha_</text:span><text:span text:style-name="T11">imc</text:span> SET <text:span text:style-name="T4">edad</text:span> = <text:span text:style-name="T1">$</text:span><text:span text:style-name="T4">edad</text:span> WHERE <text:span text:style-name="T4">rut</text:span> = <text:span text:style-name="T3">$</text:span><text:span text:style-name="T4">rut</text:span><text:span text:style-name="T3"> </text:span>;</text:p>
      <text:p text:style-name="P2"/>
      <text:p text:style-name="P2">DELETE from <text:s/><text:span text:style-name="T4">ficha_</text:span><text:span text:style-name="T11">imc</text:span> <text:span text:style-name="T1">WHERE </text:span><text:span text:style-name="T4">rut</text:span><text:span text:style-name="T1"> = $</text:span><text:span text:style-name="T4">rut</text:span></text:p>
      <text:p text:style-name="P1"/>
      <text:p text:style-name="P2"/>
      <text:p text:style-name="P20">INSERT INTO <text:span text:style-name="T4">genero</text:span>(idgenero, <text:span text:style-name="T4">nombre </text:span>) VALUES(<text:span text:style-name="T1">$idgenero</text:span>, <text:span text:style-name="T1">$</text:span><text:span text:style-name="T4">nombre</text:span> );</text:p>
      <text:p text:style-name="P2"/>
      <text:p text:style-name="P2">SELECT * FROM <text:s/><text:span text:style-name="T4">genero</text:span>;</text:p>
      <text:p text:style-name="P2"/>
      <text:p text:style-name="P2">SELECT * FROM <text:s/><text:span text:style-name="T4">genero</text:span> <text:span text:style-name="T1">WHERE idgenero =$idgenero </text:span>;</text:p>
      <text:p text:style-name="P2"/>
      <text:p text:style-name="P2">UPDATE <text:span text:style-name="T4">genero</text:span> SET <text:span text:style-name="T4">nombre</text:span> = <text:span text:style-name="T1">$</text:span><text:span text:style-name="T4">nombre</text:span> WHERE id<text:span text:style-name="T4">genero</text:span> = <text:span text:style-name="T3">$id</text:span><text:span text:style-name="T4">genero</text:span><text:span text:style-name="T3"> </text:span>;</text:p>
      <text:p text:style-name="P2"/>
      <text:p text:style-name="P2">DELETE from <text:s/><text:span text:style-name="T4">genero</text:span> <text:span text:style-name="T1">WHERE idgenero = $id</text:span><text:span text:style-name="T4">gener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oft-page-break/>INSERT INTO <text:span text:style-name="T4">nutricionista</text:span>(<text:span text:style-name="T5">rut, </text:span><text:span text:style-name="T4">nombre, </text:span><text:span text:style-name="T5">email, movil</text:span><text:span text:style-name="T4"> </text:span>) VALUES( <text:span text:style-name="T21">$</text:span><text:span text:style-name="T5">rut, $</text:span><text:span text:style-name="T4">nombre, </text:span><text:span text:style-name="T5">$email, $movil</text:span> );</text:p>
      <text:p text:style-name="P3"/>
      <text:p text:style-name="P5">SELECT * FROM <text:s/><text:span text:style-name="T4">nutricionista</text:span>;</text:p>
      <text:p text:style-name="P3"/>
      <text:p text:style-name="P5">SELECT * FROM <text:s/><text:span text:style-name="T4">nutricionista</text:span> <text:span text:style-name="T1">WHERE </text:span><text:span text:style-name="T12">rut</text:span><text:span text:style-name="T1"> =$</text:span><text:span text:style-name="T39">rut</text:span><text:span text:style-name="T1"> </text:span>;</text:p>
      <text:p text:style-name="P3"/>
      <text:p text:style-name="P5">UPDATE <text:span text:style-name="T4">nutricionista</text:span> SET <text:span text:style-name="T5">movil</text:span> = <text:span text:style-name="T1">$</text:span><text:span text:style-name="T5">movil</text:span> WHERE <text:span text:style-name="T5">rut</text:span> = <text:span text:style-name="T3">$</text:span><text:span text:style-name="T5">rut</text:span><text:span text:style-name="T3"> </text:span>;</text:p>
      <text:p text:style-name="P5">UPDATE <text:span text:style-name="T4">nutricionista</text:span> SET <text:span text:style-name="T5">email</text:span> = <text:span text:style-name="T1">$</text:span><text:span text:style-name="T5">email</text:span> WHERE <text:span text:style-name="T5">rut</text:span> = <text:span text:style-name="T3">$</text:span><text:span text:style-name="T5">rut</text:span><text:span text:style-name="T3"> </text:span>;</text:p>
      <text:p text:style-name="P3"/>
      <text:p text:style-name="P5">DELETE from <text:s/><text:span text:style-name="T4">nutricionista</text:span> <text:span text:style-name="T1">WHERE </text:span><text:span text:style-name="T5">rut</text:span><text:span text:style-name="T1"> = $</text:span><text:span text:style-name="T5">rut</text:span></text:p>
      <text:p text:style-name="P1"/>
      <text:p text:style-name="P1"/>
      <text:p text:style-name="P23">INSERT INTO <text:span text:style-name="T4">usuario</text:span>( idusuario , movil<text:span text:style-name="T4"> </text:span>) VALUES( <text:span text:style-name="T1">$idusuario </text:span>,<text:span text:style-name="T1">$</text:span><text:span text:style-name="T4"> movil</text:span> );</text:p>
      <text:p text:style-name="P3"/>
      <text:p text:style-name="P6">SELECT * FROM <text:s/><text:span text:style-name="T4">usuario</text:span>;</text:p>
      <text:p text:style-name="P3"/>
      <text:p text:style-name="P6">SELECT * FROM <text:s/><text:span text:style-name="T4">usuario</text:span> <text:span text:style-name="T1">WHERE idusuario =$idusuario </text:span>;</text:p>
      <text:p text:style-name="P3"/>
      <text:p text:style-name="P6">UPDATE <text:span text:style-name="T4">usuario</text:span> SET <text:span text:style-name="T6">movil</text:span> = <text:span text:style-name="T1">$</text:span><text:span text:style-name="T6">movil</text:span> WHERE <text:span text:style-name="T3">idusuario</text:span> = <text:span text:style-name="T3">$idusuario </text:span>;</text:p>
      <text:p text:style-name="P3"/>
      <text:p text:style-name="P6">DELETE from <text:s/><text:span text:style-name="T4">usuario</text:span> <text:span text:style-name="T1">WHERE idusuario = $</text:span><text:span text:style-name="T3">idusuario</text:span></text:p>
      <text:p text:style-name="P1"/>
      <text:p text:style-name="P1"/>
      <text:p text:style-name="P17">INSERT INTO <text:span text:style-name="T4">recetas</text:span>(idreceta, fecha, enlace, contenido, idnutricionista, idusuario<text:span text:style-name="T4"> </text:span>) VALUES( <text:span text:style-name="T22">$</text:span><text:span text:style-name="T4">idreceta, </text:span><text:span text:style-name="T7">$</text:span><text:span text:style-name="T4">fecha, </text:span><text:span text:style-name="T7">$</text:span><text:span text:style-name="T4">enlace, </text:span><text:span text:style-name="T7">$</text:span><text:span text:style-name="T4">contenido, </text:span><text:span text:style-name="T7">$</text:span><text:span text:style-name="T4">idnutricionista, </text:span><text:span text:style-name="T7">$</text:span><text:span text:style-name="T4">idusuario</text:span> );</text:p>
      <text:p text:style-name="P3"/>
      <text:p text:style-name="P7">SELECT * FROM <text:s/><text:span text:style-name="T4">recetas</text:span>;</text:p>
      <text:p text:style-name="P3"/>
      <text:p text:style-name="P7">SELECT * FROM <text:s/><text:span text:style-name="T4">recetas</text:span> <text:span text:style-name="T1">WHERE idreceta =$idreceta </text:span>;</text:p>
      <text:p text:style-name="P3"/>
      <text:p text:style-name="P7">UPDATE <text:span text:style-name="T4">recetas</text:span> SET <text:span text:style-name="T7">contenido</text:span> = <text:span text:style-name="T1">$</text:span><text:span text:style-name="T22">c</text:span><text:span text:style-name="T4">o</text:span><text:span text:style-name="T7">ntenido</text:span> WHERE <text:span text:style-name="T4">idreceta</text:span> = <text:span text:style-name="T3">$</text:span><text:span text:style-name="T4">idreceta</text:span><text:span text:style-name="T3"> </text:span>;</text:p>
      <text:p text:style-name="P3"/>
      <text:p text:style-name="P7">DELETE from <text:s/><text:span text:style-name="T4">recetas</text:span> <text:span text:style-name="T1">WHERE </text:span><text:span text:style-name="T4">idreceta</text:span><text:span text:style-name="T1"> = $</text:span><text:span text:style-name="T4">idreceta</text:span></text:p>
      <text:p text:style-name="P1"/>
      <text:p text:style-name="P17">INSERT INTO <text:span text:style-name="T4">videos</text:span>(<text:span text:style-name="T23">idvideos, fecha, enlace, titulo, idnutricionista, idusuario</text:span><text:span text:style-name="T4"> </text:span>) VALUES( <text:span text:style-name="T22">$</text:span><text:span text:style-name="T8">idvideos, </text:span><text:span text:style-name="T7">$</text:span><text:span text:style-name="T8">fecha, </text:span><text:span text:style-name="T7">$</text:span><text:span text:style-name="T8">enlace, </text:span><text:span text:style-name="T7">$</text:span><text:span text:style-name="T8">titulo, </text:span><text:span text:style-name="T7">$</text:span><text:span text:style-name="T8">idnutricionista, </text:span><text:span text:style-name="T7">$</text:span><text:span text:style-name="T8">idusuario</text:span> );</text:p>
      <text:p text:style-name="P3"/>
      <text:p text:style-name="P7">SELECT * FROM <text:s/><text:span text:style-name="T4">videos</text:span>;</text:p>
      <text:p text:style-name="P3"/>
      <text:p text:style-name="P7">SELECT * FROM <text:s/><text:span text:style-name="T4">videos</text:span> <text:span text:style-name="T1">WHERE </text:span><text:span text:style-name="T23">idvideos</text:span><text:span text:style-name="T1"> = $</text:span><text:span text:style-name="T8">idvideos</text:span><text:span text:style-name="T1"> </text:span>;</text:p>
      <text:p text:style-name="P3"/>
      <text:p text:style-name="P7">UPDATE <text:span text:style-name="T4">videos</text:span> SET <text:span text:style-name="T7">titulo</text:span> = <text:span text:style-name="T1">$</text:span><text:span text:style-name="T7">titulo</text:span> WHERE <text:span text:style-name="T8">idvideos</text:span> = <text:span text:style-name="T3">$</text:span><text:span text:style-name="T8">idvideos</text:span><text:span text:style-name="T3"> </text:span>;</text:p>
      <text:p text:style-name="P3"/>
      <text:p text:style-name="P4">DELETE from <text:s/><text:span text:style-name="T4">videos</text:span> <text:span text:style-name="T1">WHERE </text:span>idvideos<text:span text:style-name="T1"> = $</text:span><text:span text:style-name="T2">idvideos;</text:span></text:p>
      <text:p text:style-name="P8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<text:s/></text:p>
      <text:p text:style-name="P24">select idarticulo <text:span text:style-name="T24">from articulo </text:span><text:span text:style-name="T26">join</text:span><text:span text:style-name="T24"> usuario on articulo.</text:span>idusu<text:span text:style-name="T34">a</text:span>rio=usuario.idusuario</text:p>
      <text:p text:style-name="P11"/>
      <text:p text:style-name="P25">select idarticulo <text:span text:style-name="T24">from articulo </text:span><text:span text:style-name="T26">join</text:span><text:span text:style-name="T24"> usuario on articulo.</text:span>idnutri<text:span text:style-name="T40">c</text:span>ionista=<text:span text:style-name="T4">nutricionista.</text:span><text:span text:style-name="T2">rut</text:span></text:p>
      <text:p text:style-name="P15"/>
      <text:p text:style-name="P26"/>
      <text:p text:style-name="P29"><text:span text:style-name="T25">select ida</text:span><text:span text:style-name="T34">visos</text:span><text:span text:style-name="T25"> </text:span><text:span text:style-name="T24">from </text:span><text:span text:style-name="T9">avisos</text:span><text:span text:style-name="T24"> </text:span><text:span text:style-name="T26">join</text:span><text:span text:style-name="T24"> usuario on </text:span><text:span text:style-name="T9">avisos</text:span><text:span text:style-name="T24">.</text:span><text:span text:style-name="T25">idusu</text:span><text:span text:style-name="T34">a</text:span><text:span text:style-name="T25">rio=usuario.idusuario</text:span></text:p>
      <text:p text:style-name="P26"/>
      <text:p text:style-name="P31"><text:span text:style-name="T28">select ida</text:span><text:span text:style-name="T30">visos</text:span><text:span text:style-name="T28"> </text:span><text:span text:style-name="T29">from </text:span><text:span text:style-name="T15">avisos</text:span><text:span text:style-name="T29"> </text:span><text:span text:style-name="T26">join</text:span><text:span text:style-name="T29"> usuario on </text:span><text:span text:style-name="T15">avisos</text:span><text:span text:style-name="T29">.</text:span><text:span text:style-name="T28">idnutricionista=</text:span><text:span text:style-name="T13">nutricionista.</text:span><text:span text:style-name="T14">rut</text:span></text:p>
      <text:p text:style-name="P19"/>
      <text:p text:style-name="P15"/>
      <text:p text:style-name="P33"><text:span text:style-name="T28">select id</text:span><text:span text:style-name="T32">videos</text:span><text:span text:style-name="T28"> </text:span><text:span text:style-name="T29">from </text:span><text:span text:style-name="T16">vi</text:span><text:span text:style-name="T17">de</text:span><text:span text:style-name="T16">os</text:span><text:span text:style-name="T29"> </text:span><text:span text:style-name="T26">join</text:span><text:span text:style-name="T29"> usuario on </text:span><text:span text:style-name="T18">videos</text:span><text:span text:style-name="T29">.</text:span><text:span text:style-name="T28">idusu</text:span><text:span text:style-name="T30">a</text:span><text:span text:style-name="T28">rio=</text:span><text:span text:style-name="T18">usuario</text:span><text:span text:style-name="T28">.idusuario</text:span></text:p>
      <text:p text:style-name="P27"/>
      <text:p text:style-name="P16"><text:span text:style-name="T28">select id</text:span><text:span text:style-name="T16">vi</text:span><text:span text:style-name="T17">de</text:span><text:span text:style-name="T16">os</text:span><text:span text:style-name="T28"> </text:span><text:span text:style-name="T29">from </text:span><text:span text:style-name="T16">vi</text:span><text:span text:style-name="T17">de</text:span><text:span text:style-name="T16">os</text:span><text:span text:style-name="T29"> </text:span><text:span text:style-name="T24">join</text:span><text:span text:style-name="T29"> usuario on </text:span><text:span text:style-name="T16">vi</text:span><text:span text:style-name="T17">de</text:span><text:span text:style-name="T16">os</text:span><text:span text:style-name="T29">.</text:span><text:span text:style-name="T28">idnutricionista=</text:span><text:span text:style-name="T13">nutricionista.</text:span><text:span text:style-name="T14">rut</text:span></text:p>
      <text:p text:style-name="P15"/>
      <text:p text:style-name="P11"/>
      <text:p text:style-name="P32"><text:span text:style-name="T28">select id</text:span><text:span text:style-name="T31">receta</text:span><text:span text:style-name="T28"> </text:span><text:span text:style-name="T29">from </text:span><text:span text:style-name="T18">recetas</text:span><text:span text:style-name="T29"> </text:span><text:span text:style-name="T26">join</text:span><text:span text:style-name="T29"> usuario on </text:span><text:span text:style-name="T18">recetas</text:span><text:span text:style-name="T29">.</text:span><text:span text:style-name="T28">idusu</text:span><text:span text:style-name="T30">a</text:span><text:span text:style-name="T28">rio=</text:span><text:span text:style-name="T19">usuario</text:span><text:span text:style-name="T28">.idusuario</text:span></text:p>
      <text:p text:style-name="P28"/>
      <text:p text:style-name="P32"><text:span text:style-name="T28">select id</text:span><text:span text:style-name="T31">receta</text:span><text:span text:style-name="T28"> </text:span><text:span text:style-name="T29">from </text:span><text:span text:style-name="T18">recetas</text:span><text:span text:style-name="T29"> </text:span><text:span text:style-name="T26">join</text:span><text:span text:style-name="T29"> usuario on </text:span><text:span text:style-name="T19">recetas</text:span><text:span text:style-name="T29">.</text:span><text:span text:style-name="T28">idnutricionista=</text:span><text:span text:style-name="T13">nutricionista.</text:span><text:span text:style-name="T14">rut</text:span><text:span text:style-name="T27"> </text:span></text:p>
      <text:p text:style-name="P4"/>
      <text:p text:style-name="P12"/>
      <text:p text:style-name="P4"/>
      <text:p text:style-name="P4"/>
      <text:p text:style-name="P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1:50:41.512444278</meta:creation-date>
    <dc:date>2021-06-26T21:48:30.966614523</dc:date>
    <meta:editing-duration>PT2H2M57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3" meta:paragraph-count="53" meta:word-count="445" meta:character-count="3353" meta:non-whitespace-character-count="2929"/>
  </office:meta>
</office:document-meta>
</file>